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4cm" draw:stroke-linejoin="miter" draw:fill="solid" draw:fill-color="#00000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P1" style:family="paragraph">
      <loext:graphic-properties draw:fill="solid" draw:fill-color="#000000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weight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52cm" svg:height="20.602cm" svg:x="0.466cm" svg:y="0.494cm" svg:viewBox="0 0 18553 20603" svg:d="M363 67c-166 78-282 208-332 388-28 88-35 3147-28 9765l11 9635 105 134c60 71 163 159 230 194 116 64 303 67 4505 67h4385v177c0 134 14 176 53 176s53-42 53-176v-177h4339c3828 0 4358-7 4470-52 170-71 251-145 332-307 67-127 67-381 67-9755 0-9265-3-9628-67-9766-78-169-155-243-332-317-112-46-1083-53-8887-53-8449 0-8763 4-8904 67zM18179 187c74 42 166 134 201 201 64 120 67 441 67 9737 0 9085-3 9621-63 9734-32 67-106 155-159 194-99 74-113 74-4491 85l-4389 7v-265-265h423c463 0 579-31 685-190 49-78 56-215 56-1013 0-1016-10-1079-222-1171-92-39-99-56-81-166 25-158 120-285 272-360 105-56 239-63 1136-63 1136 0 1171-7 1365-240 56-67 113-183 123-261l25-134h402c441 0 558-35 663-191 50-77 57-215 57-1012 0-1041-7-1076-258-1189-123-53-134-67-116-166 28-145 127-272 272-342 105-57 240-64 1136-64 1136 0 1171-7 1365-239 56-68 113-184 123-262l25-134h402c441 0 558-35 664-190 49-78 56-215 56-1013 0-804-7-935-60-1023-99-169-236-208-713-208h-426v-1023-1023h405c547 0 720-71 868-360 60-120 67-219 67-1094 0-857-7-977-67-1104-35-77-99-173-141-208-71-64-74-99-74-639v-575l-141-127c-78-70-163-127-187-127-25 0-64-70-88-158-57-212-272-427-484-484-141-39-158-53-158-141 0-56 21-130 42-169 35-53 35-78 0-113-28-28-42-187-42-505v-458l476-476c423-424 536-565 451-565-14 0-236 212-494 466l-469 469-487-487c-264-265-497-483-511-483-85 0 32 144 469 582l494 494v451c0 293-14 473-42 519-36 53-36 78 0 113 21 21 42 92 42 152 0 98-14 112-159 151-211 57-427 272-483 484-35 130-57 158-124 158-45 0-144 57-222 127l-141 127v593c0 540-7 593-71 653-162 148-179 289-169 1347l11 992 106 134c183 226 292 261 783 261h434v1023 1023h-173-173l-25-134c-10-78-67-194-123-261-198-236-212-240-1524-240-1292 0-1330-7-1489-222-67-88-74-159-85-642l-10-540 472-14c470-11 480-11 611-117 257-211 261-232 261-1323 0-864-7-984-67-1111-36-77-99-173-141-208-71-64-74-99-74-639v-575l-142-127c-77-70-162-127-187-127-24 0-63-70-88-158-56-212-271-427-483-484-148-39-159-49-159-158 0-64 21-149 42-187 36-53 36-78 0-113-28-29-42-187-42-505v-459l476-476c424-423 537-564 452-564-14 0-236 211-494 465l-469 470-469-470c-417-416-554-525-554-437 0 14 222 247 494 519l494 493v452c0 293-15 473-43 519-35 53-35 77 0 113 21 21 43 98 43 169 0 120-7 127-159 169-212 57-427 272-484 484-35 130-56 158-123 158-46 0-145 57-222 127l-141 127v593c0 540-7 593-71 653-162 148-180 289-169 1347l10 992 106 134c184 226 293 261 780 261h430l14 561 11 561 106 134c215 261 208 261 1534 261 1055 0 1196 7 1302 63 148 74 244 198 272 350l25 116h-173c-205 0-374 92-455 244-43 88-53 261-53 973 0 1217 0 1217 762 1217h448l-25 113c-28 156-123 279-272 353-105 57-239 64-1136 64-1136 0-1171 7-1365 239-56 68-113 184-123 262-22 123-32 134-145 134s-120-7-120-124c0-67-14-123-35-123-18 0-35 56-35 123v124h-177-176v-124c0-67-14-123-36-123-17 0-35 56-35 123v124h-176-177v-124c0-67-14-123-35-123-18 0-35 56-35 123 0 120-4 124-138 124s-137-7-162-134c-42-258-325-501-579-501-165 0-141 91 32 116 240 32 399 173 445 399 17 91 7 109-106 165-71 32-159 110-198 173-63 110-70 180-70 992 0 1224 0 1224 762 1224h444l-21 113c-28 155-123 278-272 353-105 56-240 63-1136 63-1136 0-1171 7-1365 240-56 67-113 183-123 261-22 113-39 134-110 134-74 0-84-18-84-123 0-67-15-124-36-124-17 0-35 57-35 124 0 113-7 123-106 123s-106-10-106-123c0-67-14-124-35-124-18 0-35 57-35 124 0 113-7 123-106 123s-106-10-106-123c0-67-14-124-35-124-18 0-36 57-36 124 0 113-7 123-105 123-99 0-106-10-106-123 0-67-14-124-35-124-18 0-36 57-36 124 0 113-7 123-106 123-98 0-105-10-105-123 0-67-15-124-36-124-17 0-35 57-35 124 0 113-11 123-102 123-92 0-106-14-127-134-11-78-67-194-124-261-194-233-229-240-1355-240-1100 0-1174-11-1319-194-46-56-78-148-78-215v-120h424c462 0 578-32 684-191 50-77 57-215 57-1012 0-1041-7-1076-258-1189-123-53-134-67-116-166 46-236 271-406 543-406 109 0 148-14 148-53 0-74-286-70-444 4-166 78-321 279-350 445-21 123-31 134-144 134s-120-7-120-124c0-67-14-123-36-123-17 0-35 56-35 123v124h-176-177v-124c0-67-14-123-35-123-18 0-35 56-35 123v124h-177-176v-124c0-67-14-123-35-123-18 0-36 56-36 123 0 120-3 124-137 124s-138-7-162-134c-11-78-67-194-124-262-194-232-229-239-1355-239-1100 0-1174-11-1319-194-46-57-78-149-78-216v-120h424c462 0 578-31 684-190 49-78 57-215 57-1013 0-804-8-935-60-1023-82-134-247-208-470-208h-183l21-116c28-152 124-276 272-350 106-56 247-63 1302-63 1326 0 1319 0 1534-261l106-134 11-561 10-561h406c543 0 716-71 864-360 60-120 67-219 67-1094 0-857-7-977-67-1104-35-77-98-173-141-208-70-64-74-99-74-639v-575l-141-127c-78-70-162-127-187-127s-64-70-88-158c-57-212-272-427-484-484-141-39-158-53-158-141 0-56 21-130 42-169 35-53 35-78 0-113-28-28-42-187-42-505v-458l476-476c423-424 536-565 452-565-15 0-237 212-494 466l-470 469-486-487c-265-265-498-483-512-483-85 0 32 144 469 582l494 494v451c0 293-14 473-42 519-35 53-35 78 0 113 21 21 42 92 42 152 0 98-14 112-159 151-211 57-427 272-483 484-35 130-56 158-123 158-46 0-145 57-223 127l-141 127v593c0 540-7 593-70 653-163 148-180 289-170 1347l11 992 106 134c183 226 293 261 786 261h434l-10 543c-11 487-18 558-85 646-159 215-197 222-1489 222-1312 0-1326 4-1524 240-56 67-113 183-123 261l-25 134h-173-173v-1019-1020l473-14c466-11 476-11 607-117 257-211 261-232 261-1323 0-864-7-984-67-1111-35-77-99-173-141-208-71-64-74-99-74-639v-575l-141-127c-78-70-163-127-187-127-25 0-64-70-89-158-56-212-271-427-483-484-148-39-159-49-159-158 0-64 21-149 43-187 35-53 35-78 0-113-29-29-43-187-43-505v-459l477-476c423-423 536-564 451-564-14 0-236 211-494 465l-469 470-469-470c-416-416-554-525-554-437 0 14 222 247 494 519l494 493v452c0 293-14 473-43 519-35 53-35 77 0 113 22 21 43 98 43 169 0 120-7 127-159 169-212 57-427 272-483 484-36 130-57 158-124 158-46 0-144 57-222 127l-141 127v593c0 508-7 596-60 639-32 28-85 113-120 190-60 127-67 251-67 1111 0 1091 3 1112 261 1323 130 106 141 106 607 117l472 14v1020 1019h-405c-462 0-575 39-688 222-64 103-71 184-71 988 0 1214 7 1224 720 1224h402l25 134c10 78 67 194 123 262 194 232 230 239 1366 239 896 0 1030 7 1136 64 144 70 243 197 271 342 18 95 7 113-106 169-70 32-158 110-197 173-64 110-71 180-71 992 0 1213 7 1224 720 1224h402l25 134c11 78 67 194 123 261 194 233 230 240 1366 240 896 0 1030 7 1136 63 151 75 247 202 271 364 18 109 11 127-70 166-50 21-124 91-162 155-64 109-71 180-71 991 0 1217 4 1224 741 1224h423v265 265l-4406-7c-4396-11-4410-11-4509-85-53-39-127-127-162-194-57-113-60-635-53-9769l10-9649 78-109c173-244-631-226 9077-226h8768zM1972 2664c0 28-32 53-71 53s-71-25-71-53c0-29 32-53 71-53s71 24 71 53zM13049 2664c0 28-31 53-70 53s-71-25-71-53c0-29 32-53 71-53s70 24 70 53zM5676 2699c0 28-32 53-71 53-38 0-70-25-70-53s32-53 70-53c39 0 71 25 71 53zM16754 2699c0 28-32 53-71 53s-70-25-70-53 31-53 70-53 71 25 71 53zM2159 3161c158 81 232 155 310 303 208 406-106 911-568 911s-776-505-568-911c159-314 533-451 826-303zM5863 3161c159 81 233 155 310 303 209 406-105 911-568 911-462 0-776-505-568-911 159-314 533-451 826-303zM13236 3161c159 81 233 155 311 303 208 406-106 911-568 911s-776-505-568-911c159-314 533-451 825-303zM16941 3161c159 81 233 155 310 303 208 406-106 911-568 911s-776-505-568-911c159-314 533-451 826-303zM1210 3895c56 289 381 550 691 550 311 0 635-261 692-550 10-67 35-120 52-120 15 0 85 49 156 109l123 110v543 540l-102-36c-120-42-1863-28-1951 18-60 28-64-11-64-519v-546l124-110c169-144 250-144 279 11zM4914 3895c56 289 381 550 691 550 311 0 635-261 692-550 10-67 35-120 53-120 14 0 84 49 155 109l124 110v543 540l-103-36c-120-42-1863-28-1951 18-60 28-63-11-63-519v-546l123-110c170-144 251-144 279 11zM12287 3895c57 289 381 550 692 550 310 0 635-261 691-550 11-67 36-120 53-120 14 0 85 49 155 109l124 110v543 540l-102-36c-120-42-1863-28-1951 18-60 28-64-11-64-519v-546l124-110c169-144 250-144 278 11zM15992 3895c56 289 381 550 691 550 311 0 635-261 692-550 10-67 35-120 53-120 14 0 84 49 155 109l123 110v543 540l-102-36c-120-42-1863-28-1951 18-60 28-63-11-63-519v-546l123-110c169-144 251-144 279 11zM2903 5197c258 148 268 197 268 1277 0 1048-10 1111-222 1266-95 71-145 74-1066 74-1365 0-1294 78-1280-1375 14-1387-50-1323 1280-1323 847 0 886 3 1020 81zM6607 5197c258 148 268 197 268 1277 0 1048-10 1111-222 1266-95 71-144 74-1065 74-1366 0-1295 78-1281-1375 14-1387-49-1323 1281-1323 846 0 885 3 1019 81zM13981 5197c257 148 268 197 268 1277 0 1048-11 1111-222 1266-96 71-145 74-1066 74-1365 0-1295 78-1280-1375 14-1387-50-1323 1280-1323 847 0 886 3 1020 81zM17685 5197c258 148 268 197 268 1277 0 1048-10 1111-222 1266-95 71-145 74-1065 74-1366 0-1295 78-1281-1375 14-1387-49-1323 1281-1323 846 0 885 3 1019 81zM2885 10182l110 91v928 925l-92 95-95 92h-914-917l-103-103-102-102v-900-899l109-110 110-109h892 893zM17703 10182l109 91v928 925l-92 95-95 92h-914-917l-102-103-102-102v-900-899l109-110 109-109h893 892zM6554 13780l110 92v928 924l-92 95-95 92h-914-917l-103-102-102-103v-899-900l110-109 109-110h892 893zM14034 13780l109 92v928 924l-92 95-95 92h-914-917l-102-102-103-103v-899-900l110-109 109-110h893 892zM10294 17379l109 91v928 925l-91 95-96 92h-913-918l-102-103-102-102v-900-899l109-110 110-109h892 893z">
          <text:p/>
        </draw:path>
        <draw:path draw:style-name="gr1" draw:text-style-name="P1" draw:layer="layout" svg:width="0.423cm" svg:height="0.423cm" svg:x="8.855cm" svg:y="1.446cm" svg:viewBox="0 0 424 424" svg:d="M71 71c-39 39-71 102-71 141 0 92 120 212 212 212s212-120 212-212-120-212-212-212c-39 0-102 32-141 71z">
          <text:p/>
        </draw:path>
        <draw:path draw:style-name="gr1" draw:text-style-name="P1" draw:layer="layout" svg:width="0.423cm" svg:height="0.423cm" svg:x="9.56cm" svg:y="1.446cm" svg:viewBox="0 0 424 424" svg:d="M71 71c-39 39-71 102-71 141 0 92 120 212 212 212s212-120 212-212-120-212-212-212c-39 0-102 32-141 71z">
          <text:p/>
        </draw:path>
        <draw:path draw:style-name="gr1" draw:text-style-name="P1" draw:layer="layout" svg:width="0.423cm" svg:height="0.423cm" svg:x="10.266cm" svg:y="1.446cm" svg:viewBox="0 0 424 424" svg:d="M71 71c-39 39-71 102-71 141 0 92 120 212 212 212s212-120 212-212-120-212-212-212c-39 0-102 32-141 71z">
          <text:p/>
        </draw:path>
        <draw:path draw:style-name="gr1" draw:text-style-name="P1" draw:layer="layout" svg:width="0.423cm" svg:height="0.423cm" svg:x="8.855cm" svg:y="4.092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4.092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4.092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8.855cm" svg:y="6.879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6.879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6.879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8.855cm" svg:y="11.501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11.501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11.501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071cm" svg:height="0.247cm" svg:x="5.574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5.997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6.421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3.053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3.476cm" svg:y="13.37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3.899cm" svg:y="13.37cm" svg:viewBox="0 0 72 248" svg:d="M0 124c0 67 18 124 36 124 21 0 36-57 36-124s-15-124-36-124c-18 0-36 57-36 124z">
          <text:p/>
        </draw:path>
        <draw:path draw:style-name="gr1" draw:text-style-name="P1" draw:layer="layout" svg:width="0.459cm" svg:height="0.106cm" svg:x="7.796cm" svg:y="13.441cm" svg:viewBox="0 0 460 107" svg:d="M0 53c0 43 49 54 230 54 180 0 230-11 230-54 0-42-50-53-230-53-181 0-230 11-230 53z">
          <text:p/>
        </draw:path>
        <draw:path draw:style-name="gr1" draw:text-style-name="P1" draw:layer="layout" svg:width="0.529cm" svg:height="0.106cm" svg:x="11.218cm" svg:y="13.441cm" svg:viewBox="0 0 530 107" svg:d="M0 53c0 43 53 54 265 54s265-11 265-54c0-42-53-53-265-53s-265 11-265 53z">
          <text:p/>
        </draw:path>
        <draw:path draw:style-name="gr1" draw:text-style-name="P1" draw:layer="layout" svg:width="0.423cm" svg:height="0.423cm" svg:x="8.855cm" svg:y="15.028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9.56cm" svg:y="15.028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423cm" svg:height="0.423cm" svg:x="10.266cm" svg:y="15.028cm" svg:viewBox="0 0 424 424" svg:d="M71 71c-39 39-71 102-71 141s32 103 71 142 102 70 141 70 103-31 142-70 70-103 70-142-31-102-70-141-103-71-142-71-102 32-141 71z">
          <text:p/>
        </draw:path>
        <draw:path draw:style-name="gr1" draw:text-style-name="P1" draw:layer="layout" svg:width="0.071cm" svg:height="0.247cm" svg:x="9.172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9.454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9.737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0.019cm" svg:y="16.969cm" svg:viewBox="0 0 72 248" svg:d="M0 124c0 67 18 124 36 124 21 0 36-57 36-124s-15-124-36-124c-18 0-36 57-36 124z">
          <text:p/>
        </draw:path>
        <draw:path draw:style-name="gr1" draw:text-style-name="P1" draw:layer="layout" svg:width="0.071cm" svg:height="0.247cm" svg:x="10.301cm" svg:y="16.969cm" svg:viewBox="0 0 72 248" svg:d="M0 124c0 67 18 124 36 124 21 0 36-57 36-124s-15-124-36-124c-18 0-36 57-36 124z">
          <text:p/>
        </draw:path>
        <draw:path draw:style-name="gr1" draw:text-style-name="P1" draw:layer="layout" svg:width="0.6cm" svg:height="0.848cm" svg:x="2.328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2.618cm" svg:y="4.477cm" svg:viewBox="0 0 209 210" svg:d="M14 96c-32 117-14 134 103 95l92-28-85-81-89-82z">
          <text:p/>
        </draw:path>
        <draw:path draw:style-name="gr1" draw:text-style-name="P1" draw:layer="layout" svg:width="0.6cm" svg:height="0.848cm" svg:x="6.033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6.322cm" svg:y="4.477cm" svg:viewBox="0 0 209 210" svg:d="M14 96c-32 117-14 134 103 95l92-28-85-81-89-82z">
          <text:p/>
        </draw:path>
        <draw:path draw:style-name="gr1" draw:text-style-name="P1" draw:layer="layout" svg:width="0.6cm" svg:height="0.848cm" svg:x="13.406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13.695cm" svg:y="4.477cm" svg:viewBox="0 0 209 210" svg:d="M14 96c-32 117-14 134 103 95l92-28-85-81-89-82z">
          <text:p/>
        </draw:path>
        <draw:path draw:style-name="gr1" draw:text-style-name="P1" draw:layer="layout" svg:width="0.6cm" svg:height="0.848cm" svg:x="17.11cm" svg:y="3.703cm" svg:viewBox="0 0 601 849" svg:d="M0 37c0 17 49 35 106 35 318 0 523 357 371 650-60 116-64 127-21 127 49 0 145-230 145-343 0-141-110-332-248-427-116-78-353-110-353-42z">
          <text:p/>
        </draw:path>
        <draw:path draw:style-name="gr1" draw:text-style-name="P1" draw:layer="layout" svg:width="0.208cm" svg:height="0.209cm" svg:x="17.399cm" svg:y="4.477cm" svg:viewBox="0 0 209 210" svg:d="M14 96c-32 117-14 134 103 95l92-28-85-81-89-82z">
          <text:p/>
        </draw:path>
        <draw:frame draw:style-name="gr2" draw:text-style-name="P3" draw:layer="layout" svg:width="3.262cm" svg:height="1.119cm" svg:x="2.478cm" svg:y="2.159cm">
          <draw:text-box>
            <text:p text:style-name="P2">Cable 3</text:p>
          </draw:text-box>
        </draw:frame>
        <draw:frame draw:style-name="gr2" draw:text-style-name="P3" draw:layer="layout" svg:width="3.262cm" svg:height="1.119cm" svg:x="13.716cm" svg:y="2.159cm">
          <draw:text-box>
            <text:p text:style-name="P2">Cable 3</text:p>
          </draw:text-box>
        </draw:frame>
        <draw:frame draw:style-name="gr3" draw:text-style-name="P4" draw:layer="layout" svg:width="2.286cm" svg:height="1.119cm" svg:x="1.27cm" svg:y="6.35cm">
          <draw:text-box>
            <text:p><text:span text:style-name="T1">TRM</text:span></text:p>
          </draw:text-box>
        </draw:frame>
        <draw:frame draw:style-name="gr3" draw:text-style-name="P4" draw:layer="layout" svg:width="2.286cm" svg:height="1.119cm" svg:x="4.953cm" svg:y="6.374cm">
          <draw:text-box>
            <text:p><text:span text:style-name="T1">TRM</text:span></text:p>
          </draw:text-box>
        </draw:frame>
        <draw:frame draw:style-name="gr3" draw:text-style-name="P4" draw:layer="layout" svg:width="2.286cm" svg:height="1.119cm" svg:x="12.319cm" svg:y="6.35cm">
          <draw:text-box>
            <text:p><text:span text:style-name="T1">TRM</text:span></text:p>
          </draw:text-box>
        </draw:frame>
        <draw:frame draw:style-name="gr3" draw:text-style-name="P4" draw:layer="layout" svg:width="2.286cm" svg:height="1.119cm" svg:x="16.003cm" svg:y="6.35cm">
          <draw:text-box>
            <text:p><text:span text:style-name="T1">TRM</text:span></text:p>
          </draw:text-box>
        </draw:frame>
        <draw:frame draw:style-name="gr3" draw:text-style-name="P4" draw:layer="layout" svg:width="2.286cm" svg:height="1.987cm" svg:x="1.239cm" svg:y="10.7cm">
          <draw:text-box>
            <text:p><text:span text:style-name="T1">PSC</text:span></text:p>
            <text:p><text:span text:style-name="T1"><text:s/></text:span><text:span text:style-name="T1">1-2</text:span></text:p>
          </draw:text-box>
        </draw:frame>
        <draw:frame draw:style-name="gr3" draw:text-style-name="P4" draw:layer="layout" svg:width="2.286cm" svg:height="1.987cm" svg:x="16.129cm" svg:y="10.713cm">
          <draw:text-box>
            <text:p><text:span text:style-name="T1">PSC</text:span></text:p>
            <text:p><text:span text:style-name="T1"><text:s/></text:span><text:span text:style-name="T1">1-2</text:span></text:p>
          </draw:text-box>
        </draw:frame>
        <draw:frame draw:style-name="gr2" draw:text-style-name="P3" draw:layer="layout" svg:width="3.262cm" svg:height="1.119cm" svg:x="3.469cm" svg:y="9.93cm">
          <draw:text-box>
            <text:p text:style-name="P2">Cable 2</text:p>
          </draw:text-box>
        </draw:frame>
        <draw:frame draw:style-name="gr2" draw:text-style-name="P3" draw:layer="layout" svg:width="3.262cm" svg:height="1.119cm" svg:x="12.486cm" svg:y="9.906cm">
          <draw:text-box>
            <text:p text:style-name="P2">Cable 2</text:p>
          </draw:text-box>
        </draw:frame>
        <draw:frame draw:style-name="gr4" draw:text-style-name="P3" draw:layer="layout" svg:width="3.262cm" svg:height="1.119cm" svg:x="0.929cm" svg:y="13.462cm">
          <draw:text-box>
            <text:p text:style-name="P2">Cable 1</text:p>
          </draw:text-box>
        </draw:frame>
        <draw:frame draw:style-name="gr4" draw:text-style-name="P3" draw:layer="layout" svg:width="3.262cm" svg:height="1.119cm" svg:x="15.026cm" svg:y="13.486cm">
          <draw:text-box>
            <text:p text:style-name="P2">Cable 1</text:p>
          </draw:text-box>
        </draw:frame>
        <draw:frame draw:style-name="gr4" draw:text-style-name="P3" draw:layer="layout" svg:width="3.262cm" svg:height="1.119cm" svg:x="4.699cm" svg:y="17.169cm">
          <draw:text-box>
            <text:p text:style-name="P2">Cable 1</text:p>
          </draw:text-box>
        </draw:frame>
        <draw:frame draw:style-name="gr4" draw:text-style-name="P3" draw:layer="layout" svg:width="3.262cm" svg:height="1.119cm" svg:x="11.049cm" svg:y="17.145cm">
          <draw:text-box>
            <text:p text:style-name="P2">Cable 1</text:p>
          </draw:text-box>
        </draw:frame>
        <draw:frame draw:style-name="gr5" draw:text-style-name="P4" draw:layer="layout" svg:width="2.286cm" svg:height="1.987cm" svg:x="4.953cm" svg:y="14.351cm">
          <draw:text-box>
            <text:p><text:span text:style-name="T1">P</text:span><text:span text:style-name="T1">S</text:span><text:span text:style-name="T1">C</text:span></text:p>
            <text:p><text:span text:style-name="T1"><text:s/></text:span><text:span text:style-name="T1">1</text:span><text:span text:style-name="T1">-</text:span><text:span text:style-name="T1">5</text:span></text:p>
          </draw:text-box>
        </draw:frame>
        <draw:frame draw:style-name="gr5" draw:text-style-name="P4" draw:layer="layout" svg:width="2.286cm" svg:height="1.987cm" svg:x="12.446cm" svg:y="14.351cm">
          <draw:text-box>
            <text:p><text:span text:style-name="T1">PSC</text:span></text:p>
            <text:p><text:span text:style-name="T1"><text:s/></text:span><text:span text:style-name="T1">1-5</text:span></text:p>
          </draw:text-box>
        </draw:frame>
        <draw:frame draw:style-name="gr5" draw:text-style-name="P4" draw:layer="layout" svg:width="2.286cm" svg:height="1.987cm" svg:x="8.763cm" svg:y="17.952cm">
          <draw:text-box>
            <text:p><text:span text:style-name="T1">P</text:span><text:span text:style-name="T1">S</text:span><text:span text:style-name="T1">C</text:span></text:p>
            <text:p><text:span text:style-name="T1"><text:s/></text:span><text:span text:style-name="T1">1</text:span><text:span text:style-name="T1">-</text:span><text:span text:style-name="T1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473cm" fo:page-height="21.2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4T14:43:29.697587962</dc:date>
    <meta:editing-duration>PT12M15S</meta:editing-duration>
    <meta:editing-cycles>6</meta:editing-cycles>
    <meta:generator>LibreOffice/5.1.4.2$Linux_X86_64 LibreOffice_project/10m0$Build-2</meta:generator>
    <meta:document-statistic meta:object-count="54"/>
  </office:meta>
</office:document-meta>
</file>